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fr" fo:country="FR" fo:font-weight="bold" officeooo:rsid="000af466" officeooo:paragraph-rsid="000af466" style:font-size-asian="13.1000003814697pt" style:font-weight-asian="bold" style:font-size-complex="15pt" style:font-weight-complex="bold"/>
    </style:style>
    <style:style style:name="P2"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officeooo:rsid="000c7eb5" officeooo:paragraph-rsid="000c7eb5"/>
    </style:style>
    <style:style style:name="P3"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officeooo:rsid="000fa46d" officeooo:paragraph-rsid="000fa46d"/>
    </style:style>
    <style:style style:name="P4"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fo:font-weight="bold" officeooo:rsid="000e4acc" officeooo:paragraph-rsid="000e4acc" style:font-weight-asian="bold" style:font-weight-complex="bold"/>
    </style:style>
    <style:style style:name="P5"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fo:font-weight="bold" officeooo:rsid="000fa46d" officeooo:paragraph-rsid="000fa46d" style:font-weight-asian="bold" style:font-weight-complex="bold"/>
    </style:style>
    <style:style style:name="P6"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fo:font-weight="bold" officeooo:rsid="001fec7b" officeooo:paragraph-rsid="001fec7b" style:font-weight-asian="bold" style:font-weight-complex="bold"/>
    </style:style>
    <style:style style:name="P7"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officeooo:rsid="00123261" officeooo:paragraph-rsid="00156403"/>
    </style:style>
    <style:style style:name="P8"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officeooo:rsid="0016fe9a" officeooo:paragraph-rsid="0016fe9a"/>
    </style:style>
    <style:style style:name="P9"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officeooo:rsid="001d7f01" officeooo:paragraph-rsid="001d7f01"/>
    </style:style>
    <style:style style:name="P10"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officeooo:rsid="001fec7b" officeooo:paragraph-rsid="001fec7b"/>
    </style:style>
    <style:style style:name="P11"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officeooo:rsid="00236388" officeooo:paragraph-rsid="00236388"/>
    </style:style>
    <style:style style:name="P12"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officeooo:rsid="002ab733" officeooo:paragraph-rsid="002ab733"/>
    </style:style>
    <style:style style:name="P13"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officeooo:rsid="002ff2bf" officeooo:paragraph-rsid="002ff2bf"/>
    </style:style>
    <style:style style:name="P14" style:family="paragraph" style:parent-style-name="Standard">
      <loext:graphic-properties draw:fill="none"/>
      <style:paragraph-properties fo:margin-left="0cm" fo:margin-right="0cm" fo:text-align="start" style:justify-single-word="false" fo:text-indent="1.3cm" style:auto-text-indent="false" fo:background-color="transparent"/>
      <style:text-properties fo:language="fr" fo:country="FR" officeooo:rsid="0030ac76" officeooo:paragraph-rsid="0030ac76"/>
    </style:style>
    <style:style style:name="P15" style:family="paragraph" style:parent-style-name="Standard" style:master-page-name="">
      <loext:graphic-properties draw:fill="none"/>
      <style:paragraph-properties fo:margin-left="0cm" fo:margin-right="0cm" fo:text-align="start" style:justify-single-word="false" fo:text-indent="1.3cm" style:auto-text-indent="false" style:page-number="auto" fo:background-color="transparent"/>
      <style:text-properties fo:language="fr" fo:country="FR" fo:font-weight="bold" officeooo:rsid="000af466" officeooo:paragraph-rsid="000af466" style:font-weight-asian="bold" style:font-weight-complex="bold"/>
    </style:style>
    <style:style style:name="T1" style:family="text">
      <style:text-properties officeooo:rsid="000b4fb6"/>
    </style:style>
    <style:style style:name="T2" style:family="text">
      <style:text-properties officeooo:rsid="0010f86d"/>
    </style:style>
    <style:style style:name="T3" style:family="text">
      <style:text-properties officeooo:rsid="0011c4b0"/>
    </style:style>
    <style:style style:name="T4" style:family="text">
      <style:text-properties officeooo:rsid="001403b9"/>
    </style:style>
    <style:style style:name="T5" style:family="text">
      <style:text-properties officeooo:rsid="00140b26"/>
    </style:style>
    <style:style style:name="T6" style:family="text">
      <style:text-properties officeooo:rsid="00156403"/>
    </style:style>
    <style:style style:name="T7" style:family="text">
      <style:text-properties style:text-position="super 58%"/>
    </style:style>
    <style:style style:name="T8" style:family="text">
      <style:text-properties style:text-position="super 58%" officeooo:rsid="00156403"/>
    </style:style>
    <style:style style:name="T9" style:family="text">
      <style:text-properties officeooo:rsid="0016fe9a"/>
    </style:style>
    <style:style style:name="T10" style:family="text">
      <style:text-properties officeooo:rsid="0018cbf8"/>
    </style:style>
    <style:style style:name="T11" style:family="text">
      <style:text-properties officeooo:rsid="001a3ec2"/>
    </style:style>
    <style:style style:name="T12" style:family="text">
      <style:text-properties officeooo:rsid="001b06dc"/>
    </style:style>
    <style:style style:name="T13" style:family="text">
      <style:text-properties officeooo:rsid="001b4798"/>
    </style:style>
    <style:style style:name="T14" style:family="text">
      <style:text-properties officeooo:rsid="001b8bc7"/>
    </style:style>
    <style:style style:name="T15" style:family="text">
      <style:text-properties officeooo:rsid="001c0e57"/>
    </style:style>
    <style:style style:name="T16" style:family="text">
      <style:text-properties officeooo:rsid="001c9346"/>
    </style:style>
    <style:style style:name="T17" style:family="text">
      <style:text-properties officeooo:rsid="001e4b16"/>
    </style:style>
    <style:style style:name="T18" style:family="text">
      <style:text-properties officeooo:rsid="002066f1"/>
    </style:style>
    <style:style style:name="T19" style:family="text">
      <style:text-properties officeooo:rsid="00225a75"/>
    </style:style>
    <style:style style:name="T20" style:family="text">
      <style:text-properties officeooo:rsid="0023eaa3"/>
    </style:style>
    <style:style style:name="T21" style:family="text">
      <style:text-properties officeooo:rsid="0024a67d"/>
    </style:style>
    <style:style style:name="T22" style:family="text">
      <style:text-properties officeooo:rsid="002689d5"/>
    </style:style>
    <style:style style:name="T23" style:family="text">
      <style:text-properties officeooo:rsid="002888d5"/>
    </style:style>
    <style:style style:name="T24" style:family="text">
      <style:text-properties officeooo:rsid="002c1d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ganiser une Veill<text:span text:style-name="T1">ée</text:span></text:p>
      <text:p text:style-name="P15">La Veill<text:span text:style-name="T1">ée</text:span>:</text:p>
      <text:p text:style-name="P2">La Veillée suit ce qu’on appelle la Courbe de Veillé:</text:p>
      <text:p text:style-name="P2">Dans un premier temps il y a l’appel à la veillé et ensuite deux, trois chants qui font monter l’ambiance. Vient ensuite le 1er Sketch, puis de nouveaux quelques chants qui font monter l’ambiance au maximum, les chants entonné à ce moment sont rapides et énergiques. Il y a alors le Jeu, pic absolue de l’ambiance et de nouveaux deux, trois chants moins énergiques que les précédents. Ensuite, 2eme Sketch et de nouveau deux, trois chants, le niveau d’ambiance est égal à celui de départ . Vient le dernier Sketch qui plus calme que les autres puis 1 ou 2 chants très calme et début de la prière.</text:p>
      <text:p text:style-name="P2">A noter que pour le dernier sketch, il n’ y a pas de banc.</text:p>
      <text:p text:style-name="P2"/>
      <text:p text:style-name="P4">Le Clic-Clac :</text:p>
      <text:p text:style-name="P3">Le principe d’un Clic-Clac est de narré une histoire, illustré par des « peintures » comique. Il y a donc un narrateur. Ce narrateur raconte et de temps en temps s’arrête, « Clic », le drap descend et on voit la « peinture » faite par les autres patrouillards qui illustre l’action narré précédemment, « <text:span text:style-name="T2">Clac », Le drap remonte et le narrateur recommence à narr</text:span><text:span text:style-name="T3">er</text:span></text:p>
      <text:p text:style-name="P3"/>
      <text:p text:style-name="P4">Le Cœur Parler :</text:p>
      <text:p text:style-name="P7">Le principe du Cœur parler <text:span text:style-name="T4">est que chaque </text:span><text:span text:style-name="T5">patrouillard va, chacun son tour, raconter un bout de l’histoire. Pour cela, la patrouille est sur scène et tourne le dos à l’assemblée. Chacun, lorsqu’il prend la parole, se retourne et récite son texte. Il y a plusieurs méthode pour rendre cette technique intéressante. </text:span></text:p>
      <text:p text:style-name="P7"><text:span text:style-name="T6">La 1</text:span><text:span text:style-name="T8">er</text:span><text:span text:style-name="T6"> et la plus classique est que la patrouille se retourne un par un et récite une fois une grande tirade, ainsi quand toute la patrouille a parler l’histoire est raconté. Pour captiver son auditoire avec cette méthode, </text:span><text:span text:style-name="T9">les orateurs doivent animer leur texte par de grand geste, en mettre plein les yeux au public, exagérer le moindre petit rebondissement pour faire rire.</text:span></text:p>
      <text:p text:style-name="P8">La 2<text:span text:style-name="T7">e</text:span> méthode <text:span text:style-name="T10">est de </text:span><text:span text:style-name="T11">raconter l’histoire avec dynamique. Chaque patrouillard dit plusieurs petites phrases. Chaque patrouillard ne reste devant le public que quelques secondes puis vient le suivant et revient le précédant ect… le changement d’orateur doit paraître d’être fait au hasard, toujours dans le désordre. </text:span><text:span text:style-name="T12">S</text:span><text:span text:style-name="T13">ouvent, chaque </text:span><text:span text:style-name="T14">petites phrases des patrouillards est ponctué par un bruitage d’un autre patrouillard. </text:span><text:span text:style-name="T15">Bref, les répliques sont courtes et les transition</text:span><text:span text:style-name="T16">s</text:span><text:span text:style-name="T15"> de l’un à l’autre rapides et nombreuses.</text:span></text:p>
      <text:p text:style-name="P9">La 3<text:span text:style-name="T7">e</text:span> méthode est d’assigné un rôle à chaque personnage et de raconter l’histoire sous forme d’un dialogue. Chaque patrouillard à son rôle et quand il parle c’est toujours le personnage qui parle. <text:span text:style-name="T17">On peut alors mélanger tirades et courtes répliques.</text:span></text:p>
      <text:p text:style-name="P3"/>
      <text:p text:style-name="P5">Le Sketch :</text:p>
      <text:p text:style-name="P10">Le Sketch est la forme la plus basique. Chacun parle et bouge, il n’y a pas de narrateur. L’action est vécu par le publique.</text:p>
      <text:p text:style-name="P3"/>
      <text:p text:style-name="P5">Le Mime :</text:p>
      <text:p text:style-name="P10">Dans le mime, le point de focalisation est les gestes des patrouillards. I<text:span text:style-name="T18">l y a un narrateur qui illustre les gestes des patrouillards mais qui reste peu présent, tout ce qui peut être compris avec que les gestes est tu</text:span><text:span text:style-name="T19">t</text:span><text:span text:style-name="T18">. </text:span></text:p>
      <text:p text:style-name="P10"/>
      <text:p text:style-name="P5">Les Bruitages :</text:p>
      <text:p text:style-name="P11">Le principe du bruitage est de donner l’impression au publique de vivre l’action. D’en être témoin. On va alors utiliser l’imagination de chacun. <text:span text:style-name="T20">Chaque patrouillard se mettra en périphérie du publique de manière à l’encercler. Le narrateur se place sur scène, bien au milieu. </text:span><text:span text:style-name="T21">Tout le publique ferme les yeux et l’action commence. </text:span><text:span text:style-name="T22">Le narrateur va narrer l’histoire d’une voix douce sans exclamation, de façon à ce que le publique focalise son attention sur les bruitages et non sur la </text:span><text:soft-page-break/><text:span text:style-name="T22">narration. Les Patrouillards qui entourent le publique vont, en même temps que la narration, faire le bruitage. Ces bruitages seront le corps de l’action, là où toute l’émotion sortira. Attention cependant à ce que les bruitages ne soit trop fort et que l</text:span><text:span text:style-name="T23">e publique n’entendent pas la narration.</text:span></text:p>
      <text:p text:style-name="P3"/>
      <text:p text:style-name="P5">Les Gants Blancs :</text:p>
      <text:p text:style-name="P12">Le principe des Gants blancs est de faire vivre à des personnages l’aventure. Pour cela, les personnages et les paysages seront fait par les gants blancs. Il y a une narration. Le patrouillard de centre ne fait que des paysages. Ceux à la périphéries alterneront, selon les scènes, paysage/ personnage. Durant tout le long d<text:span text:style-name="T24">e l’histoire, les gants alterneront, pour illustrer la narration, des scènes d’action des personnages et des scènes où tout les gants forment un unique paysage.</text:span></text:p>
      <text:p text:style-name="P3"/>
      <text:p text:style-name="P5">La Chanson :</text:p>
      <text:p text:style-name="P13">Le principe de la chanson est de reprendre l’air d’une chanson est de modifier les paroles de la chanson. Le mieux est d’arriver à modifier que quelques mots d’une chanson que tout le monde connaît. Les quelques mots permettront l’intégration de la chanson dans l’histoire général mais aussi de mêler le sens de la chanson. En effet, le fait de garder la chanson assez semblable à l’origine mais de changer quelques mots permet de changer le sens de la chanson original tout en lui faisant un parallèle, les tournures de phrases gardé feront penser à la chanson mais le sens sera changer.</text:p>
      <text:p text:style-name="P13"/>
      <text:p text:style-name="P6">Les Ombres Chinoises :</text:p>
      <text:p text:style-name="P14">Le principe des Ombres Chinoises est de faire un mime avec possibilité de faire des effets. En utilisant un objet ressemblant à celui que l’on veut faire passer, on donne l’impression au spectateur de voir l’objet que l’on veut lui faire voir. Ainsi, on peut utiliser une corde pour faire voir des organes au spectateu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0T12:13:48.355166445</meta:creation-date>
    <dc:date>2021-06-10T14:01:56.565114998</dc:date>
    <meta:editing-duration>PT1H47M50S</meta:editing-duration>
    <meta:editing-cycles>40</meta:editing-cycles>
    <meta:generator>LibreOffice/7.0.4.2$Linux_X86_64 LibreOffice_project/00$Build-2</meta:generator>
    <meta:document-statistic meta:table-count="0" meta:image-count="0" meta:object-count="0" meta:page-count="2" meta:paragraph-count="24" meta:word-count="891" meta:character-count="5185" meta:non-whitespace-character-count="4316"/>
  </office:meta>
</office:document-meta>
</file>